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style:rel-width="100%" fo:margin-left="0cm" table:align="left" style:writing-mode="lr-tb"/>
    </style:style>
    <style:style style:name="Tableau1.A" style:family="table-column">
      <style:table-column-properties style:column-width="18.002cm" style:rel-column-width="9638*"/>
    </style:style>
    <style:style style:name="Tableau1.1" style:family="table-row">
      <style:table-row-properties style:min-row-height="0.529cm" fo:keep-together="auto"/>
    </style:style>
    <style:style style:name="Tableau1.A1" style:family="table-cell">
      <style:table-cell-properties style:vertical-align="top" fo:padding-left="0.101cm" fo:padding-right="0.101cm" fo:padding-top="0.101cm" fo:padding-bottom="0cm" fo:border="0.5pt solid #000000" style:writing-mode="lr-tb"/>
    </style:style>
    <style:style style:name="Tableau1.2" style:family="table-row">
      <style:table-row-properties style:min-row-height="0.487cm" fo:keep-together="auto"/>
    </style:style>
    <style:style style:name="Tableau1.A2" style:family="table-cell">
      <style:table-cell-properties style:vertical-align="top" fo:background-color="transparent" fo:padding-left="0.101cm" fo:padding-right="0.101cm" fo:padding-top="0.101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" style:family="table">
      <style:table-properties style:width="16.995cm" table:align="center" style:writing-mode="lr-tb"/>
    </style:style>
    <style:style style:name="Tableau2.A" style:family="table-column">
      <style:table-column-properties style:column-width="4.752cm"/>
    </style:style>
    <style:style style:name="Tableau2.B" style:family="table-column">
      <style:table-column-properties style:column-width="6.791cm"/>
    </style:style>
    <style:style style:name="Tableau2.C" style:family="table-column">
      <style:table-column-properties style:column-width="5.452cm"/>
    </style:style>
    <style:style style:name="Tableau2.1" style:family="table-row">
      <style:table-row-properties style:min-row-height="0.45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line-height="0.423cm" fo:text-align="center" style:justify-single-word="false" style:snap-to-layout-gri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line-height="0.423cm" fo:text-align="center" style:justify-single-word="false"/>
      <style:text-properties style:font-name="Arial" fo:font-size="10pt" officeooo:paragraph-rsid="001685e7" style:font-size-asian="10pt" style:font-size-complex="10pt"/>
    </style:style>
    <style:style style:name="P6" style:family="paragraph" style:parent-style-name="Standard">
      <style:paragraph-properties fo:line-height="0.423cm" fo:text-align="center" style:justify-single-word="false"/>
      <style:text-properties style:font-name="Arial" fo:font-size="10pt" officeooo:rsid="00174f85" officeooo:paragraph-rsid="00174f85" style:font-size-asian="10pt" style:font-size-complex="10pt"/>
    </style:style>
    <style:style style:name="P7" style:family="paragraph" style:parent-style-name="Standard">
      <style:paragraph-properties fo:line-height="0.423cm" fo:text-align="center" style:justify-single-word="false"/>
      <style:text-properties style:font-name="Arial" fo:font-size="10pt" officeooo:rsid="00174f85" officeooo:paragraph-rsid="00189fef" style:font-size-asian="10pt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text-properties style:font-name="Arial" fo:font-size="10pt" fo:font-weight="bold" officeooo:paragraph-rsid="002869b6" style:font-size-asian="10pt" style:font-weight-asian="bold" style:font-name-complex="Arial" style:font-size-complex="10pt"/>
    </style:style>
    <style:style style:name="P10" style:family="paragraph" style:parent-style-name="Standard">
      <style:paragraph-properties fo:line-height="0.423cm" fo:text-align="center" style:justify-single-word="false"/>
      <style:text-properties style:font-name="Arial"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line-height="0.423cm" fo:text-align="center" style:justify-single-word="false" style:snap-to-layout-grid="false"/>
      <style:text-properties style:font-name="Arial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line-height="0.423cm" fo:text-align="center" style:justify-single-word="false"/>
      <style:text-properties style:font-name="Arial" fo:font-size="10pt" fo:font-weight="bold" officeooo:paragraph-rsid="002869b6" style:font-size-asian="10pt" style:font-weight-asian="bold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2pt" fo:font-weight="bold" style:font-size-asian="1.75pt" style:font-weight-asian="bold" style:font-name-complex="Arial" style:font-size-complex="2pt"/>
    </style:style>
    <style:style style:name="P14" style:family="paragraph" style:parent-style-name="Standard">
      <style:text-properties fo:font-weight="normal" officeooo:paragraph-rsid="0013ce24" style:font-weight-asian="normal"/>
    </style:style>
    <style:style style:name="P15" style:family="paragraph" style:parent-style-name="Standard">
      <style:text-properties fo:font-weight="normal" officeooo:rsid="002def3b" officeooo:paragraph-rsid="002def3b" style:font-weight-asian="normal"/>
    </style:style>
    <style:style style:name="P16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 style:shadow="none"/>
      <style:text-properties style:font-name="Arial" fo:font-size="10pt" style:font-size-asian="10pt" style:font-size-complex="10pt"/>
    </style:style>
    <style:style style:name="P17" style:family="paragraph" style:parent-style-name="Titre_20_de_20_table_20_juridique">
      <style:paragraph-properties fo:line-height="100%" fo:text-align="center" style:justify-single-word="false" fo:hyphenation-ladder-count="no-limit">
        <style:tab-stops/>
      </style:paragraph-properties>
      <style:text-properties style:font-name="Arial" fo:font-size="10pt" fo:language="fr" fo:country="FR" style:font-size-asian="10pt" style:font-name-complex="Times New Roman" style:font-size-complex="10pt" fo:hyphenate="true" fo:hyphenation-remain-char-count="2" fo:hyphenation-push-char-count="2"/>
    </style:style>
    <style:style style:name="P18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13ce24" style:font-size-asian="14pt" style:font-name-complex="Times New Roman" style:font-size-complex="14pt"/>
    </style:style>
    <style:style style:name="P19" style:family="paragraph" style:parent-style-name="Titre_20_1.h1.Heading_20_apps.Head1.l11">
      <style:paragraph-properties fo:text-align="center" style:justify-single-word="false"/>
      <style:text-properties style:font-name="Arial" fo:font-size="14pt" officeooo:paragraph-rsid="002869b6" style:font-size-asian="14pt" style:font-name-complex="Times New Roman" style:font-size-complex="14pt"/>
    </style:style>
    <style:style style:name="P20" style:family="paragraph" style:parent-style-name="tamerelestyle">
      <style:paragraph-properties fo:line-height="0.423cm" fo:text-align="center" style:justify-single-word="false" fo:keep-with-next="always"/>
      <style:text-properties style:font-name="Arial" fo:font-size="10pt" style:text-underline-style="none" fo:font-weight="normal" officeooo:rsid="00189fef" officeooo:paragraph-rsid="001685e7" style:font-size-asian="10pt" style:font-weight-asian="normal" style:font-size-complex="10pt" style:font-weight-complex="normal"/>
    </style:style>
    <style:style style:name="P21" style:family="paragraph" style:parent-style-name="Text_20_body">
      <style:text-properties officeooo:paragraph-rsid="001effa3"/>
    </style:style>
    <style:style style:name="P22" style:family="paragraph" style:parent-style-name="Standard">
      <style:paragraph-properties fo:margin-left="1.993cm" fo:margin-right="-0.018cm" fo:text-align="justify" style:justify-single-word="false" fo:text-indent="-2.037cm" style:auto-text-indent="false">
        <style:tab-stops>
          <style:tab-stop style:position="3.66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3" style:family="paragraph" style:parent-style-name="Titre_20_1.h1.Heading_20_apps.Head1.l1">
      <loext:graphic-properties draw:fill="solid" draw:fill-color="#ffff00" draw:opacity="100%"/>
      <style:paragraph-properties fo:text-align="center" style:justify-single-word="false" fo:background-color="#ffff00"/>
      <style:text-properties fo:font-size="14pt" officeooo:paragraph-rsid="0013ce24" style:font-size-asian="14pt" style:font-size-complex="14pt"/>
    </style:style>
    <style:style style:name="P24" style:family="paragraph" style:parent-style-name="Corps_20_de_20_texte_20_2">
      <style:text-properties style:font-name="Arial" fo:font-size="10pt" officeooo:rsid="0013ce24" officeooo:paragraph-rsid="0013ce24" style:font-size-asian="10pt" style:font-name-complex="Arial" style:font-size-complex="10pt"/>
    </style:style>
    <style:style style:name="P25" style:family="paragraph" style:parent-style-name="Standard">
      <style:paragraph-properties fo:margin-top="0.199cm" fo:margin-bottom="0cm" loext:contextual-spacing="false" style:shadow="none"/>
      <style:text-properties fo:font-weight="bold" officeooo:rsid="002def3b" officeooo:paragraph-rsid="002def3b" style:font-weight-asian="bold" style:font-weight-complex="bold"/>
    </style:style>
    <style:style style:name="P26" style:family="paragraph" style:parent-style-name="Standard">
      <style:paragraph-properties fo:margin-top="0.199cm" fo:margin-bottom="0cm" loext:contextual-spacing="false"/>
      <style:text-properties style:font-name="Arial" fo:font-size="10pt" fo:font-weight="bold" officeooo:paragraph-rsid="002def3b" style:font-size-asian="10pt" style:font-weight-asian="bold" style:font-name-complex="Arial" style:font-size-complex="10pt"/>
    </style:style>
    <style:style style:name="P27" style:family="paragraph" style:parent-style-name="Text_20_body" style:master-page-name="First_20_Page">
      <style:paragraph-properties fo:margin-top="0cm" fo:margin-bottom="0cm" loext:contextual-spacing="false" style:page-number="auto" style:shadow="none"/>
      <style:text-properties fo:font-size="2pt" style:font-size-asian="1.75pt" style:font-size-complex="2pt"/>
    </style:style>
    <style:style style:name="P28" style:family="paragraph" style:parent-style-name="Heading_20_5">
      <style:text-properties style:font-name="Arial" fo:font-size="10pt" style:text-underline-style="none" fo:font-weight="bold" style:font-size-asian="10pt" style:font-weight-asian="bold" style:font-size-complex="10pt"/>
    </style:style>
    <style:style style:name="P29" style:family="paragraph" style:parent-style-name="Heading_20_5">
      <style:paragraph-properties fo:padding="0.049cm" fo:border-left="none" fo:border-right="none" fo:border-top="0.06pt solid #000000" fo:border-bottom="none" style:shadow="none"/>
      <style:text-properties style:font-name="Arial" fo:font-size="10pt" style:text-underline-style="none" fo:font-weight="bold" style:font-size-asian="10pt" style:font-weight-asian="bold" style:font-size-complex="10pt"/>
    </style:style>
    <style:style style:name="P30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31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054e" fo:background-color="transparent" loext:char-shading-value="0"/>
    </style:style>
    <style:style style:name="T3" style:family="text">
      <style:text-properties officeooo:rsid="0013ce24" fo:background-color="transparent" loext:char-shading-value="0"/>
    </style:style>
    <style:style style:name="T4" style:family="text">
      <style:text-properties style:font-name="Arial" fo:font-size="10pt" style:text-underline-style="none" style:font-size-asian="10pt" style:font-size-complex="10pt"/>
    </style:style>
    <style:style style:name="T5" style:family="text">
      <style:text-properties style:font-name="Arial" fo:font-size="10pt" style:text-underline-style="none" style:font-size-asian="10pt" style:font-size-complex="10pt" style:font-weight-complex="normal"/>
    </style:style>
    <style:style style:name="T6" style:family="text">
      <style:text-properties style:font-name="Arial" fo:font-size="10pt" style:text-underline-style="none" officeooo:rsid="0013ce24" style:font-size-asian="10pt" style:font-size-complex="10pt" style:font-weight-complex="normal"/>
    </style:style>
    <style:style style:name="T7" style:family="text">
      <style:text-properties style:font-name="Arial" fo:font-size="10pt" style:text-underline-style="none" officeooo:rsid="0013ce24" style:font-size-asian="10pt" style:font-size-complex="10pt"/>
    </style:style>
    <style:style style:name="T8" style:family="text">
      <style:text-properties style:text-underline-style="none" fo:font-weight="normal" officeooo:rsid="00189fef" style:font-weight-asian="normal" style:font-weight-complex="normal"/>
    </style:style>
    <style:style style:name="T9" style:family="text">
      <style:text-properties officeooo:rsid="001effa3"/>
    </style:style>
    <style:style style:name="T10" style:family="text">
      <style:text-properties officeooo:rsid="002869b6"/>
    </style:style>
    <style:style style:name="T11" style:family="text">
      <style:text-properties officeooo:rsid="002a6807"/>
    </style:style>
    <style:style style:name="T12" style:family="text">
      <style:text-properties fo:color="#ff3333" style:font-name="Arial" fo:font-style="italic" officeooo:rsid="0013ce24" style:font-style-asian="italic" style:font-name-complex="Times New Roman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tracked-changes text:track-changes="false">
        <text:changed-region xml:id="ct41919184" text:id="ct41919184">
          <text:insertion>
            <office:change-info>
              <dc:creator>Auteur inconnu</dc:creator>
              <dc:date>2016-08-03T13:57:00</dc:date>
            </office:change-info>
          </text:insertion>
        </text:changed-region>
        <text:changed-region xml:id="ct41557552" text:id="ct41557552">
          <text:insertion>
            <office:change-info>
              <dc:creator>Auteur inconnu</dc:creator>
              <dc:date>2016-08-04T14:25:00</dc:date>
            </office:change-info>
          </text:insertion>
        </text:changed-region>
        <text:changed-region xml:id="ct41991552" text:id="ct41991552">
          <text:insertion>
            <office:change-info>
              <dc:creator>Auteur inconnu</dc:creator>
              <dc:date>2016-08-03T14:01:00</dc:date>
            </office:change-info>
          </text:insertion>
        </text:changed-region>
        <text:changed-region xml:id="ct42069088" text:id="ct42069088">
          <text:insertion>
            <office:change-info>
              <dc:creator>Auteur inconnu</dc:creator>
              <dc:date>2016-08-03T15:02:00</dc:date>
            </office:change-info>
          </text:insertion>
        </text:changed-region>
        <text:changed-region xml:id="ct40896320" text:id="ct40896320">
          <text:insertion>
            <office:change-info>
              <dc:creator>Auteur inconnu</dc:creator>
              <dc:date>2016-08-03T15:02:00</dc:date>
            </office:change-info>
          </text:insertion>
        </text:changed-region>
        <text:changed-region xml:id="ct42748064" text:id="ct42748064">
          <text:insertion>
            <office:change-info>
              <dc:creator>Auteur inconnu</dc:creator>
              <dc:date>2016-08-03T15:05:00</dc:date>
            </office:change-info>
          </text:insertion>
        </text:changed-region>
        <text:changed-region xml:id="ct42748480" text:id="ct42748480">
          <text:insertion>
            <office:change-info>
              <dc:creator>Auteur inconnu</dc:creator>
              <dc:date>2016-08-03T15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h text:style-name="P23" text:outline-level="1"><text:span text:style-name="T12"><office:annotation><dc:creator>Auteur inconnu</dc:creator><dc:date>2016-08-03T13:52:21</dc:date><text:list text:style-name=""><text:list-item><text:p text:style-name="P32"><text:span text:style-name="T13">do title if not self.queryState() in meetingConfig.getItemDecidedStates()</text:span></text:p></text:list-item></text:list></office:annotation></text:span><text:span text:style-name="T12">PROJET DE DELIBERATION</text:span></text:h>
      <text:h text:style-name="P19" text:outline-level="1"><office:annotation><dc:creator>Auteur inconnu</dc:creator><dc:date>2017-01-12T15:51:20</dc:date><text:list text:continue-numbering="true" text:style-name=""><text:list-item><text:p text:style-name="P32"><text:span text:style-name="T19">do title if meetingConfig.getMeetingTypeName() == 'MeetingCollege'</text:span></text:p></text:list-item></text:list></office:annotation>Extrait du procès-verbal de la séance du Collège communal</text:h>
      <text:h text:style-name="P19" text:outline-level="1"><office:annotation><dc:creator>Auteur inconnu</dc:creator><dc:date>2017-01-12T15:51:59</dc:date><text:list text:continue-numbering="true" text:style-name=""><text:list-item><text:p text:style-name="P32"><text:span text:style-name="T14">do title if meetingConfig.getMeetingTypeName() == 'MeetingCouncil'</text:span></text:p></text:list-item></text:list></office:annotation>Extrait du procès-verbal de la séance du <text:span text:style-name="T10">Conseil</text:span> communal</text:h>
      <text:h text:style-name="P18" text:outline-level="1">du <text:change-start text:change-id="ct41919184"/><text:span text:style-name="T3">view.printMeetingDate()</text:span><text:change-end text:change-id="ct41919184"/></text:h>
      <text:p text:style-name="P17"/>
      <text:h text:style-name="P29" text:outline-level="5"/>
      <text:h text:style-name="P28" text:outline-level="5">Présents</text:h>
      <text:p text:style-name="P14"><text:span text:style-name="T6"><office:annotation><dc:creator>Auteur inconnu</dc:creator><dc:date>2016-08-03T13:59:40</dc:date><text:list text:continue-numbering="true" text:style-name=""><text:list-item><text:p text:style-name="P32"><text:span text:style-name="T15">do text</text:span></text:p></text:list-item><text:list-item><text:p text:style-name="P32"><text:span text:style-name="T15">from xhtml(self.getStrikedItemAssembly() or '-')</text:span></text:p></text:list-item></text:list></office:annotation></text:span><text:span text:style-name="T6">Assemblée</text:span></text:p>
      <text:p text:style-name="P25"><text:span text:style-name="T7">A</text:span><text:span text:style-name="T4">bsents</text:span></text:p>
      <text:p text:style-name="P15"><text:span text:style-name="T6"><office:annotation><dc:creator>Auteur inconnu</dc:creator><dc:date>2017-01-30T13:23:19</dc:date><text:list text:continue-numbering="true" text:style-name=""><text:list-item><text:p text:style-name="P32"><text:span text:style-name="T17">do text</text:span></text:p></text:list-item><text:list-item><text:p text:style-name="P32"><text:span text:style-name="T18">from xhtml(self.getItemAssemblyAbsents() or '-')</text:span></text:p></text:list-item></text:list></office:annotation></text:span><text:span text:style-name="T6">A</text:span><text:span text:style-name="T5">bsents</text:span></text:p>
      <text:p text:style-name="P26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1"><text:span text:style-name="T1">N° objet</text:span> : <text:change-start text:change-id="ct41557552"/>self.getItemReference() <text:span text:style-name="T9">or '-'</text:span><text:change-end text:change-id="ct41557552"/></text:p>
          </table:table-cell>
        </table:table-row>
        <table:table-row table:style-name="Tableau1.2">
          <table:table-cell table:style-name="Tableau1.A2" office:value-type="string">
            <text:p text:style-name="Text_20_body"><text:span text:style-name="T1">Objet</text:span> : <text:change-start text:change-id="ct41991552"/>self.Title()<text:change-end text:change-id="ct41991552"/></text:p>
          </table:table-cell>
        </table:table-row>
      </table:table>
      <text:p text:style-name="P1"/>
      <text:p text:style-name="P1"/>
      <text:p text:style-name="P8"><office:annotation><dc:creator>Auteur inconnu</dc:creator><dc:date>2017-01-12T15:53:14</dc:date><text:list text:continue-numbering="true" text:style-name=""><text:list-item><text:p text:style-name="P32"><text:span text:style-name="T14">do text if meetingConfig.getMeetingTypeName() == 'MeetingCollege'</text:span></text:p></text:list-item></text:list></office:annotation>Le Collège communal, </text:p>
      <text:p text:style-name="P9"><office:annotation><dc:creator>Auteur inconnu</dc:creator><dc:date>2017-01-12T15:53:20</dc:date><text:list text:continue-numbering="true" text:style-name=""><text:list-item><text:p text:style-name="P32"><text:span text:style-name="T14">do text if meetingConfig.getMeetingTypeName() == 'MeetingCouncil'</text:span></text:p></text:list-item></text:list></office:annotation>Le <text:span text:style-name="T11">Conseil</text:span> communal, </text:p>
      <text:p text:style-name="P8"/>
      <text:p text:style-name="P24"><office:annotation><dc:creator>Auteur inconnu</dc:creator><dc:date>2016-08-03T14:04:19</dc:date><text:p text:style-name="P32"><text:span text:style-name="T16">do text</text:span></text:p><text:p text:style-name="P32"><text:span text:style-name="T16">from xhtml(view.printXhtml(self, view.printDelibeContent(), keepWithNext=True))</text:span></text:p></office:annotation>Délibération</text:p>
      <text:p text:style-name="P22"/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4"><office:annotation><dc:creator>Auteur inconnu</dc:creator><dc:date>2016-08-03T14:15:16</dc:date><text:list text:continue-numbering="true" text:style-name=""><text:list-item><text:p text:style-name="P32"><text:span text:style-name="T15">do table if self.hasMeeting()</text:span></text:p></text:list-item></text:list></office:annotation></text:p>
          </table:table-cell>
          <table:table-cell table:style-name="Tableau2.A1" office:value-type="string">
            <text:p text:style-name="P10">Ainsi délibéré, en séance, date que dessus.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4"><office:annotation><dc:creator>Auteur inconnu</dc:creator><dc:date>2017-01-12T15:53:59</dc:date><text:list text:continue-numbering="true" text:style-name=""><text:list-item><text:p text:style-name="P32"><text:span text:style-name="T14">do row if meetingConfig.getMeetingTypeName() == 'MeetingCollege'</text:span></text:p></text:list-item></text:list></office:annotation></text:p>
          </table:table-cell>
          <table:table-cell table:style-name="Tableau2.A1" office:value-type="string">
            <text:p text:style-name="P10">Par le Collège :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4"><office:annotation><dc:creator>Auteur inconnu</dc:creator><dc:date>2017-01-12T15:54:09</dc:date><text:list text:continue-numbering="true" text:style-name=""><text:list-item><text:p text:style-name="P32"><text:span text:style-name="T14">do row if meetingConfig.getMeetingTypeName() == 'MeetingCouncil'</text:span></text:p></text:list-item></text:list></office:annotation></text:p>
          </table:table-cell>
          <table:table-cell table:style-name="Tableau2.A1" office:value-type="string">
            <text:p text:style-name="P12">Par le <text:span text:style-name="T10">Conseil</text:span> :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20"><text:text-input text:description="">self.getItemSignatures().split('\n')[0]</text:text-input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20"><text:text-input text:description="">self.getItemSignatures().split('\n')[3]</text:text-input></text:p>
          </table:table-cell>
        </table:table-row>
        <table:table-row table:style-name="Tableau2.1">
          <table:table-cell table:style-name="Tableau2.A1" office:value-type="string">
            <text:p text:style-name="P5">s/<text:span text:style-name="T8"><text:text-input text:description="">self.getItemSignatures().split('\n')[1]</text:text-input></text:span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5">s/<text:span text:style-name="T8"><text:text-input text:description="">self.getItemSignatures().split('\n')[4]</text:text-input></text:span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0">Pour extrait conforme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10">Fait à Charleroi, le <text:span text:style-name="T2"><text:date style:data-style-name="N76" text:date-value="2017-01-30T13:48:44.425923032">30 janvier 2017</text:date></text:span></text:p>
          </table:table-cell>
          <table:table-cell table:style-name="Tableau2.A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P6"><text:change-start text:change-id="ct42069088"/>self.getCertifiedSignatures()[0]<text:change-end text:change-id="ct42069088"/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6"><text:change-start text:change-id="ct40896320"/>self.getCertifiedSignatures()[2]<text:change-end text:change-id="ct40896320"/></text:p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3"/>
          </table:table-cell>
        </table:table-row>
        <table:table-row table:style-name="Tableau2.1"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7"><text:change-start text:change-id="ct42748064"/>self.getCertifiedSignatures()[1].replace(',', '\n')<text:change-end text:change-id="ct42748064"/></text:p>
          </table:table-cell>
          <table:table-cell table:style-name="Tableau2.A1" office:value-type="string">
            <text:p text:style-name="P4"/>
          </table:table-cell>
          <table:table-cell table:style-name="Tableau2.A1" office:value-type="string">
            <text:p text:style-name="P6"><text:change-start text:change-id="ct42748480"/>self.getCertifiedSignatures()[3].replace(',', '\n')<text:change-end text:change-id="ct42748480"/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StarSymbol" svg:font-family="StarSymbol, 'Times New Roman'"/>
    <style:font-face style:name="Courier New" svg:font-family="'Courier New'" style:font-family-generic="modern"/>
    <style:font-face style:name="MS Mincho" svg:font-family="'MS Mincho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BE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MS Mincho" style:font-family-complex="'MS Mincho'" style:font-family-generic-complex="modern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S Mincho" style:font-family-complex="'MS Mincho'" style:font-family-generic-complex="moder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S Mincho" style:font-family-complex="'MS Mincho'" style:font-family-generic-complex="moder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.328cm" fo:orphans="2" fo:widows="2" fo:hyphenation-ladder-count="no-limit" fo:text-indent="0cm" style:auto-text-indent="false" fo:keep-with-next="always"/>
      <style:text-properties style:text-underline-style="solid" style:text-underline-width="auto" style:text-underline-color="font-color" style:letter-kerning="true" style:font-name-asian="Times New Roman" style:font-family-asian="'Times New Roman'" style:font-family-generic-asian="roman" style:font-pitch-asian="variable" style:language-asian="fr" style:country-asian="FR" fo:hyphenate="true" fo:hyphenation-remain-char-count="2" fo:hyphenation-push-char-count="2"/>
    </style:style>
    <style:style style:name="Répertoire" style:family="paragraph" style:parent-style-name="Standard">
      <style:paragraph-properties text:number-lines="false" text:line-number="0"/>
      <style:text-properties style:font-name-complex="MS Mincho" style:font-family-complex="'MS Mincho'" style:font-family-generic-complex="modern"/>
    </style:style>
    <style:style style:name="WW-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size-asian="14pt" style:font-name-complex="MS Mincho" style:font-family-complex="'MS Mincho'" style:font-family-generic-complex="modern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1.752cm" fo:margin-right="0cm" fo:text-align="justify" style:justify-single-word="false" fo:text-indent="-1.752cm" style:auto-text-indent="false"/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1pt" fo:language="fr" fo:country="BE" style:font-size-asian="11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Corps_20_de_20_texte_20_2" style:display-name="WW-Corps de texte 2" style:family="paragraph" style:parent-style-name="Standard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026cm" fo:margin-right="0cm" fo:margin-top="0cm" fo:margin-bottom="0.212cm" loext:contextual-spacing="false" fo:text-align="justify" style:justify-single-word="false" fo:text-indent="-0.026cm" style:auto-text-indent="false"/>
      <style:text-properties style:font-name="Arial" fo:font-family="Arial" style:font-family-generic="swiss" style:font-pitch="variable" fo:font-size="10pt" fo:language="fr" fo:country="F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Sender" style:family="paragraph" style:parent-style-name="Standard" style:class="extra">
      <style:paragraph-properties fo:orphans="2" fo:widows="2"/>
      <style:text-properties style:font-name="Arial" fo:font-family="Arial" style:font-family-generic="swiss" style:font-pitch="variable" fo:font-size="8pt" fo:language="fr" fo:country="FR" style:letter-kerning="true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/>
    </style:style>
    <style:style style:name="Titre_20_de_20_table_20_juridique" style:display-name="Titre de table juridique" style:family="paragraph" style:parent-style-name="Standard">
      <style:paragraph-properties style:line-height-at-least="0.423cm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style:letter-kerning="true" style:font-name-asian="Times New Roman" style:font-family-asian="'Times New Roman'" style:font-family-generic-asian="roman" style:font-pitch-asian="variable" style:language-asian="fr" style:country-asian="FR" style:font-name-complex="Courier New" style:font-family-complex="'Courier New'" style:font-family-generic-complex="modern"/>
    </style:style>
    <style:style style:name="Titre_20_1.h1.Heading_20_apps.Head1.l1" style:display-name="Titre 1.h1.Heading apps.Head1.l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Titre_20_1.h1.Heading_20_apps.Head1.l11" style:display-name="Titre 1.h1.Heading apps.Head1.l11" style:family="paragraph" style:parent-style-name="Standard" style:next-style-name="Standard" style:default-outline-level="1" style:list-style-name="">
      <style:paragraph-properties style:line-height-at-least="0.423cm" fo:text-align="justify" style:justify-single-word="false" fo:keep-with-next="always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style:font-name="Courier New" fo:font-family="'Courier New'" style:font-family-generic="modern" fo:letter-spacing="-0.005cm" fo:language="fr" fo:country="FR" fo:font-weight="bold" style:letter-kerning="true" style:font-name-asian="Times New Roman" style:font-family-asian="'Times New Roman'" style:font-family-generic-asian="roman" style:font-pitch-asian="variable" style:language-asian="fr" style:country-asian="FR" style:font-weight-asian="bold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Courier New" style:font-family-complex="'Courier New'" style:font-family-generic-complex="modern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Police_20_par_20_défaut" style:display-name="WW-Police par défaut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8Num6z0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Bullet_20_Symbols" style:display-name="Bullet Symbols" style:family="text">
      <style:text-properties style:font-name="StarSymbol" fo:font-family="StarSymbol, 'Times New Roman'" fo:font-size="9pt" style:font-name-asian="StarSymbol" style:font-family-asian="StarSymbol, 'Times New Roman'" style:font-size-asian="9pt" style:font-name-complex="Courier New" style:font-family-complex="'Courier New'" style:font-family-generic-complex="modern" style:font-size-complex="9pt"/>
    </style:style>
    <style:style style:name="WW8Num7z0" style:family="text">
      <style:text-properties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8z0" style:family="text">
      <style:text-properties fo:color="#0000ff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re_20_1.h1.Heading_20_apps.Head1.l1" style:master-page-name="">
      <style:paragraph-properties fo:margin-left="2.6cm" fo:margin-right="0cm" style:line-height-at-least="0.423cm" fo:text-align="center" style:justify-single-word="false" fo:orphans="0" fo:widows="0" fo:hyphenation-ladder-count="no-limit" fo:text-indent="0cm" style:auto-text-indent="false" style:page-number="auto" fo:keep-with-next="always" style:writing-mode="lr-tb">
        <style:tab-stops>
          <style:tab-stop style:position="3cm" style:type="center"/>
          <style:tab-stop style:position="9.001cm" style:type="center"/>
          <style:tab-stop style:position="15.503cm" style:type="center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P2" style:family="paragraph" style:parent-style-name="Titre_20_1.h1.Heading_20_apps.Head1.l1">
      <style:paragraph-properties fo:margin-left="2.6cm" fo:margin-right="0cm" fo:text-align="center" style:justify-single-word="false" fo:orphans="0" fo:widows="0" fo:hyphenation-ladder-count="no-limit" fo:text-indent="0cm" style:auto-text-indent="false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style:font-name="Arial" fo:font-size="14pt" officeooo:paragraph-rsid="0022e152" style:font-size-asian="14pt" style:font-name-complex="Times New Roman" style:font-size-complex="14pt" fo:hyphenate="false" fo:hyphenation-remain-char-count="2" fo:hyphenation-push-char-count="2"/>
    </style:style>
    <style:style style:name="Mfr1" style:family="graphic" style:parent-style-name="Graphics">
      <style:graphic-properties fo:margin-left="0cm" fo:margin-right="1.6cm" style:vertical-pos="from-top" style:vertical-rel="paragraph" style:horizontal-pos="from-left" style:horizontal-rel="paragraph" style:mirror="none" fo:clip="rect(0cm, -1.06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h text:style-name="MP1" text:outline-level="1"><draw:frame draw:style-name="Mfr1" draw:name="Image1" text:anchor-type="paragraph" svg:x="0.041cm" svg:y="-1.03cm" svg:width="2.2cm" svg:height="2.641cm" draw:z-index="0"><draw:image xlink:href="Pictures/100000000000018E0000020F33EC1ED4.png" xlink:type="simple" xlink:show="embed" xlink:actuate="onLoad"/></draw:frame>Province de Hainaut – Arrondissement de Charleroi</text:h>
        <text:h text:style-name="MP2" text:outline-level="1">Ville de Charleroi</text:h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E AU COLLEGE COMMUNAL</dc:title>
    <meta:initial-creator>Martine ISTACE</meta:initial-creator>
    <meta:creation-date>2015-04-29T15:13:00</meta:creation-date>
    <dc:date>2017-01-30T13:48:44.318861877</dc:date>
    <meta:print-date>2015-03-10T16:07:00</meta:print-date>
    <meta:editing-cycles>41</meta:editing-cycles>
    <meta:editing-duration>PT2H54M22S</meta:editing-duration>
    <meta:generator>LibreOffice/4.4.7.2$Linux_X86_64 LibreOffice_project/40m0$Build-2</meta:generator>
    <meta:document-statistic meta:table-count="2" meta:image-count="1" meta:object-count="0" meta:page-count="1" meta:paragraph-count="31" meta:word-count="97" meta:character-count="841" meta:non-whitespace-character-count="779"/>
  </office:meta>
</office:document-meta>
</file>